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englis" fo:language="en" fo:country="GB" officeooo:paragraph-rsid="00273cb8"/>
    </style:style>
    <style:style style:name="P2" style:family="paragraph" style:parent-style-name="Standard">
      <style:paragraph-properties fo:margin-left="0in" fo:margin-right="0in" fo:margin-top="0.1in" fo:margin-bottom="0in" loext:contextual-spacing="false" fo:text-indent="0in" style:auto-text-indent="false"/>
      <style:text-properties officeooo:paragraph-rsid="0025c811"/>
    </style:style>
    <style:style style:name="P3" style:family="paragraph" style:parent-style-name="Standard">
      <style:paragraph-properties fo:margin-left="0in" fo:margin-right="0in" fo:margin-top="0.1in" fo:margin-bottom="0in" loext:contextual-spacing="false" fo:text-indent="0in" style:auto-text-indent="false"/>
      <style:text-properties officeooo:rsid="001f655a" officeooo:paragraph-rsid="0025c811"/>
    </style:style>
    <style:style style:name="P4" style:family="paragraph" style:parent-style-name="Standard">
      <style:paragraph-properties fo:margin-left="0in" fo:margin-right="0in" fo:margin-top="0.1in" fo:margin-bottom="0in" loext:contextual-spacing="false" fo:text-indent="0in" style:auto-text-indent="false"/>
      <style:text-properties style:font-name="englis" fo:language="en" fo:country="GB"/>
    </style:style>
    <style:style style:name="P5"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paragraph-rsid="001833ec"/>
    </style:style>
    <style:style style:name="P6"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style:font-weight-asian="bold" style:font-weight-complex="bold"/>
    </style:style>
    <style:style style:name="P7" style:family="paragraph" style:parent-style-name="Standard">
      <style:paragraph-properties fo:margin-left="0in" fo:margin-right="0in" fo:margin-top="0.1in" fo:margin-bottom="0in" loext:contextual-spacing="false" fo:text-indent="0in" style:auto-text-indent="false"/>
      <style:text-properties style:font-name="englis" fo:language="en" fo:country="GB" fo:font-weight="bold" officeooo:rsid="00221aa3" officeooo:paragraph-rsid="00221aa3" style:font-weight-asian="bold" style:font-weight-complex="bold"/>
    </style:style>
    <style:style style:name="P8"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1f655a" officeooo:paragraph-rsid="001f655a"/>
    </style:style>
    <style:style style:name="P9"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221aa3"/>
    </style:style>
    <style:style style:name="P10"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58984" officeooo:paragraph-rsid="00258984"/>
    </style:style>
    <style:style style:name="P11"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9318a" officeooo:paragraph-rsid="0019318a"/>
    </style:style>
    <style:style style:name="P12"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ae0bf" officeooo:paragraph-rsid="001ae0bf"/>
    </style:style>
    <style:style style:name="P13"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paragraph-rsid="00273cb8"/>
    </style:style>
    <style:style style:name="P14"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03684" officeooo:paragraph-rsid="00303684"/>
    </style:style>
    <style:style style:name="P15"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382b04" officeooo:paragraph-rsid="00382b04"/>
    </style:style>
    <style:style style:name="P16"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530b81" officeooo:paragraph-rsid="00530b81"/>
    </style:style>
    <style:style style:name="P17"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30b81" officeooo:paragraph-rsid="00530b81" style:font-weight-asian="bold" style:font-weight-complex="bold"/>
    </style:style>
    <style:style style:name="P18" style:family="paragraph" style:parent-style-name="Text_20_body">
      <style:text-properties fo:language="en" fo:country="GB" officeooo:rsid="0048334c" officeooo:paragraph-rsid="004c1a51"/>
    </style:style>
    <style:style style:name="P19" style:family="paragraph" style:parent-style-name="Text_20_body">
      <style:text-properties fo:language="en" fo:country="GB" officeooo:rsid="004b1361" officeooo:paragraph-rsid="004c1a51"/>
    </style:style>
    <style:style style:name="P20" style:family="paragraph" style:parent-style-name="Text_20_body">
      <style:text-properties style:font-name="englis" fo:language="en" fo:country="GB" officeooo:rsid="003e8c6a" officeooo:paragraph-rsid="003e8c6a"/>
    </style:style>
    <style:style style:name="P21" style:family="paragraph" style:parent-style-name="Text_20_body">
      <style:text-properties style:font-name="englis" fo:language="en" fo:country="GB" officeooo:rsid="00417a8d" officeooo:paragraph-rsid="004223d6"/>
    </style:style>
    <style:style style:name="P22" style:family="paragraph" style:parent-style-name="Text_20_body">
      <style:text-properties style:font-name="englis" fo:language="en" fo:country="GB" officeooo:rsid="00465fa5" officeooo:paragraph-rsid="00465fa5"/>
    </style:style>
    <style:style style:name="P23" style:family="paragraph" style:parent-style-name="Text_20_body">
      <style:text-properties style:font-name="englis" fo:language="en" fo:country="GB" fo:font-weight="bold" officeooo:rsid="00465fa5" officeooo:paragraph-rsid="00465fa5" style:font-weight-asian="bold" style:font-weight-complex="bold"/>
    </style:style>
    <style:style style:name="P24" style:family="paragraph" style:parent-style-name="Text_20_body">
      <style:text-properties style:font-name="englis" fo:language="en" fo:country="GB" officeooo:rsid="004f9084" officeooo:paragraph-rsid="004f9084"/>
    </style:style>
    <style:style style:name="P25" style:family="paragraph" style:parent-style-name="Standard">
      <style:paragraph-properties fo:margin-left="0in" fo:margin-right="0in" fo:margin-top="0.1in" fo:margin-bottom="0in" loext:contextual-spacing="false" fo:text-indent="0in" style:auto-text-indent="false"/>
      <style:text-properties style:font-name="englis" fo:language="en" fo:country="GB" officeooo:rsid="00221aa3" officeooo:paragraph-rsid="0058805c"/>
    </style:style>
    <style:style style:name="P26" style:family="paragraph" style:parent-style-name="Standard">
      <style:text-properties style:font-name="englis" fo:language="en" fo:country="GB" officeooo:paragraph-rsid="00273cb8"/>
    </style:style>
    <style:style style:name="P27"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officeooo:rsid="001ec916" officeooo:paragraph-rsid="001ec916"/>
    </style:style>
    <style:style style:name="P28" style:family="paragraph" style:parent-style-name="Text_20_body">
      <style:paragraph-properties fo:margin-left="0in" fo:margin-right="0in" fo:margin-top="0.1in" fo:margin-bottom="0in" loext:contextual-spacing="false" fo:text-indent="0in" style:auto-text-indent="false"/>
      <style:text-properties style:font-name="englis" fo:language="en" fo:country="GB" fo:font-weight="bold" officeooo:rsid="00554664" officeooo:paragraph-rsid="00554664" style:font-weight-asian="bold" style:font-weight-complex="bold"/>
    </style:style>
    <style:style style:name="P29" style:family="paragraph" style:parent-style-name="Heading_20_1">
      <style:text-properties fo:language="en" fo:country="GB"/>
    </style:style>
    <style:style style:name="P30" style:family="paragraph" style:parent-style-name="Heading_20_1">
      <style:paragraph-properties fo:margin-left="0in" fo:margin-right="0in" fo:margin-top="0.1in" fo:margin-bottom="0in" loext:contextual-spacing="false" fo:text-indent="0in" style:auto-text-indent="false"/>
      <style:text-properties style:font-name="englis" fo:language="en" fo:country="GB"/>
    </style:style>
    <style:style style:name="P31" style:family="paragraph" style:parent-style-name="Heading_20_1">
      <style:paragraph-properties fo:break-before="page"/>
      <style:text-properties style:font-name="englis" fo:language="en" fo:country="GB" officeooo:paragraph-rsid="00273cb8"/>
    </style:style>
    <style:style style:name="P32" style:family="paragraph" style:parent-style-name="Heading_20_3">
      <style:text-properties fo:language="en" fo:country="GB"/>
    </style:style>
    <style:style style:name="P33" style:family="paragraph" style:parent-style-name="Heading_20_2">
      <style:text-properties style:font-name="englis" fo:language="en" fo:country="GB"/>
    </style:style>
    <style:style style:name="P34" style:family="paragraph" style:parent-style-name="Heading_20_2">
      <style:text-properties fo:language="en" fo:country="GB"/>
    </style:style>
    <style:style style:name="P35" style:family="paragraph" style:parent-style-name="Heading_20_4">
      <style:text-properties fo:language="en" fo:country="GB"/>
    </style:style>
    <style:style style:name="P3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793ed"/>
    </style:style>
    <style:style style:name="T2" style:family="text">
      <style:text-properties officeooo:rsid="0018cfaa"/>
    </style:style>
    <style:style style:name="T3" style:family="text">
      <style:text-properties officeooo:rsid="001f655a"/>
    </style:style>
    <style:style style:name="T4" style:family="text">
      <style:text-properties officeooo:rsid="0020c435"/>
    </style:style>
    <style:style style:name="T5" style:family="text">
      <style:text-properties officeooo:rsid="00240ae4"/>
    </style:style>
    <style:style style:name="T6" style:family="text">
      <style:text-properties officeooo:rsid="0025c811"/>
    </style:style>
    <style:style style:name="T7" style:family="text">
      <style:text-properties officeooo:rsid="00273cb8"/>
    </style:style>
    <style:style style:name="T8" style:family="text">
      <style:text-properties fo:font-style="italic" style:font-style-asian="italic" style:font-style-complex="italic"/>
    </style:style>
    <style:style style:name="T9" style:family="text">
      <style:text-properties fo:font-style="italic" officeooo:rsid="00273cb8" style:font-style-asian="italic" style:font-style-complex="italic"/>
    </style:style>
    <style:style style:name="T10" style:family="text">
      <style:text-properties fo:font-style="italic" officeooo:rsid="0035959e" style:font-style-asian="italic" style:font-style-complex="italic"/>
    </style:style>
    <style:style style:name="T11" style:family="text">
      <style:text-properties fo:font-style="italic" officeooo:rsid="004088b2" style:font-style-asian="italic" style:font-style-complex="italic"/>
    </style:style>
    <style:style style:name="T12" style:family="text">
      <style:text-properties fo:font-style="italic" officeooo:rsid="004330f7" style:font-style-asian="italic" style:font-style-complex="italic"/>
    </style:style>
    <style:style style:name="T13" style:family="text">
      <style:text-properties fo:font-style="italic" officeooo:rsid="005fce0c" style:font-style-asian="italic" style:font-style-complex="italic"/>
    </style:style>
    <style:style style:name="T14" style:family="text">
      <style:text-properties officeooo:rsid="001d78c0"/>
    </style:style>
    <style:style style:name="T15" style:family="text">
      <style:text-properties fo:background-color="transparent" loext:char-shading-value="0"/>
    </style:style>
    <style:style style:name="T16" style:family="text">
      <style:text-properties officeooo:rsid="0033b079" fo:background-color="transparent" loext:char-shading-value="0"/>
    </style:style>
    <style:style style:name="T17" style:family="text">
      <style:text-properties officeooo:rsid="0035959e"/>
    </style:style>
    <style:style style:name="T18" style:family="text">
      <style:text-properties officeooo:rsid="003633fe"/>
    </style:style>
    <style:style style:name="T19" style:family="text">
      <style:text-properties officeooo:rsid="0038029e"/>
    </style:style>
    <style:style style:name="T20" style:family="text">
      <style:text-properties officeooo:rsid="00382b04"/>
    </style:style>
    <style:style style:name="T21" style:family="text">
      <style:text-properties officeooo:rsid="003c9404"/>
    </style:style>
    <style:style style:name="T22" style:family="text">
      <style:text-properties officeooo:rsid="003f6047"/>
    </style:style>
    <style:style style:name="T23" style:family="text">
      <style:text-properties officeooo:rsid="004088b2"/>
    </style:style>
    <style:style style:name="T24" style:family="text">
      <style:text-properties officeooo:rsid="004330f7"/>
    </style:style>
    <style:style style:name="T25" style:family="text">
      <style:text-properties officeooo:rsid="00465fa5"/>
    </style:style>
    <style:style style:name="T26" style:family="text">
      <style:text-properties officeooo:rsid="00491c3f"/>
    </style:style>
    <style:style style:name="T27" style:family="text">
      <style:text-properties officeooo:rsid="004c1a51"/>
    </style:style>
    <style:style style:name="T28" style:family="text">
      <style:text-properties officeooo:rsid="004d920f"/>
    </style:style>
    <style:style style:name="T29" style:family="text">
      <style:text-properties officeooo:rsid="005069d1"/>
    </style:style>
    <style:style style:name="T30" style:family="text">
      <style:text-properties officeooo:rsid="00562d05"/>
    </style:style>
    <style:style style:name="T31" style:family="text">
      <style:text-properties officeooo:rsid="0058805c"/>
    </style:style>
    <style:style style:name="T32" style:family="text">
      <style:text-properties officeooo:rsid="005db923"/>
    </style:style>
    <style:style style:name="T33" style:family="text">
      <style:text-properties officeooo:rsid="005fce0c"/>
    </style:style>
    <style:style style:name="T34" style:family="text">
      <style:text-properties officeooo:rsid="00616d6f"/>
    </style:style>
    <style:style style:name="T35" style:family="text">
      <style:text-properties officeooo:rsid="0061ae7b"/>
    </style:style>
    <style:style style:name="T36" style:family="text">
      <style:text-properties officeooo:rsid="0063044b"/>
    </style:style>
    <style:style style:name="T37" style:family="text">
      <style:text-properties officeooo:rsid="006505b5"/>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Regulons</text:h>
      <text:h text:style-name="P33" text:outline-level="2">Based on gene selection and networks <text:note text:id="ftn1" text:note-class="footnote"><text:note-citation>1</text:note-citation><text:note-body><text:p text:style-name="P3"><text:s/>Workflow was performed on the old data (expression data with mitochondrial genes). </text:p></text:note-body></text:note></text:h>
      <text:p text:style-name="P5">Due to large number of genes, many of which have no very close neighbours, I perfomed pre-selection of genes. This ensures that genes in the same cluster or close on tSNE have very similar profiles. The preprocessing used to get clusters, tSNE and networks consisted of two parts: 1.) Extraction of genes (based on RPKUM profile neighbours). Before calculation of expression profile cosine similarity (gene neighbours) <text:s/>the RPKUM data was log transformed and scaled.</text:p>
      <text:p text:style-name="P5">2.) Data of genes selected in the first step was preprocessed to be apropriate for clustering and tSNE in Orange. I used the same transformation and scaling as for the first step. </text:p>
      <text:p text:style-name="P5">Scaling is needed in both steps so that genes with similar profile shape are detected as similar regardless of the expression strength. <text:s/></text:p>
      <text:p text:style-name="P5"/>
      <text:h text:style-name="P32" text:outline-level="3">Regulons</text:h>
      <text:p text:style-name="P5"><text:s text:c="3"/>For regulons extraction genes were selected if they had at least one very close neighbour based on expression profile pattern across all replicates. This was done on log2 transformed RPKUM data scaled to mean=0 and sd=1 with cosine similarity metric for comparison of the profiles. Genes with all 0 expression were removed. To find genes with at least one close neighbour for each genes two closest neighbours were obtained (one being itself and thus excluded). These neighbours are saved in dict_kNN2_m0s1log.pkl and can be used for extraction of genes with at least one neighbour at different similarity thresholds (described for Regulo_extraction.ows). I have chosen threshold 0.95 and file kNN2_threshold0.95_m0s1log_Orange.tsv lists the genes that were retained (have such a close neighbour). </text:p>
      <text:p text:style-name="P5"/>
      <text:h text:style-name="P32" text:outline-level="3">Inverse regulons</text:h>
      <text:p text:style-name="P5"><text:s text:c="3"/>For each gene 200 closest neighbours based on inverse expression <text:span text:style-name="T1">profile</text:span> (when one genes's expression goes up the other's goes down) were obtained. This was done for each replicate separately, using log2 transformed RPKUM data scaled either with mean=0 and sd=1 or min-max (0 to 1). Genes with all 0 expression were removed for each replicate separately. Cosine similarites were used to compare profiles. Afterwards, gene pairs were filtered based on cosine similarity (e.g. min = 0.96 or 0.86) and only gene pairs present in at least 25 replicates (after similaritiy filtering) were retained. These pairs were converted to edges on a graph with nodes being the genes. Files merged_kNN200_T"X"_min"Y"_"preprocessing scheme".pkl contain the gene pairs that passed initial filtering at specified similarity and replicate presence <text:soft-page-break/>thresholds. They can be used to obtain smaller or larger netwroks, as described for Regulons_inverse.ows. </text:p>
      <text:p text:style-name="P5"><text:s text:c="3"/>The profile calculation similarity was done on each replicate separately at it was previously determined that calculation of similarities using the whole dataset at once results in spurious connections - e.g. a highly expressed gene and mostly 0 expressed genes with a only a few low spikes in certain samples get high similarity. Requiring that connection is present in many replicates automatically removes genes that have 0 expression in most replicates.</text:p>
      <text:p text:style-name="P5"><text:s text:c="3"/>I have used two different preprocessing schemes: log2 + minmax and log2 + m0s1 (mean=0, sd=1). <text:s/>It was determined that log2+m0s1 preprocessing results in the most consistent selection of genes with close neighbours. - When searching for genes that have a close neighbour with at least specified similarity in two seprate groups of replicates the results obtained in both groups were the most consistent. However, a graph was constructed also with gene neighbours obtained with log2+minmax scaling. Many of its highly connected nodes (e.g. the most notable junctions) represent regulatory genes and thus it was decided that this graph may be of interest as well. </text:p>
      <text:p text:style-name="P6"/>
      <text:p text:style-name="P6">Workflows</text:p>
      <text:p text:style-name="P6"/>
      <text:p text:style-name="P4">Regulon_extraction.ows: </text:p>
      <text:p text:style-name="P4"><text:s text:c="3"/>For extraction of regulons of genes with similar profiles (e.g. both go up or down at the same time). Genes are clustered (resolution parameter regulates cluster tightness) and plotted in tSNE based on expression profile across all samples. This can be used to select genes that have similar profile. Profiles of these genes can be plotted as average profile for each strain. Red arrows show where connections between widgets can be made to plot profiles of the selected gene groups. </text:p>
      <text:p text:style-name="P4"><text:s text:c="3"/>Uses files:</text:p>
      <text:p text:style-name="P4">-- kNN2_threshold0.95_RPKUM+pattern_m0s1log_Orange.tab (File widget input): Data of selected genes (each gene has at least one neighbour with profile similarity above the threshold specified in the file name - here 0.95, described in more detail below). Includes RPKUM which is log2 transformed and scaled to mean=0 and sd=1 for each selected gene across all samples - required for clustering and tSNE; and profile pattern data obtained on averaged RPKUM AX4 data (no preprocessing): peak- time, mass_center- time at which half of the expression hapens before and half after, N_atleast - how many time points have expression equal or greater than (min(expression)+max(expression))/2 for each gene - indicates whether there is a narrow peak (or valley) or not. </text:p>
      <text:p text:style-name="P4">-- genes_averaged_orange.tsv (File1 widget input): RPKUM averaged across each strain. Used to plot expression profiles. </text:p>
      <text:p text:style-name="P4"><text:s text:c="3"/>The workflow also contains an option to retain genes with the closest neighbour that passes a different similarity threshold - retaining more or less genes (Python Script widget). The instructions are at the top of the script and threshold parameter must be set. This will produce a new file of type e.g. <text:soft-page-break/>kNN2_thresholdX_m0s1log_Orange.tsv that contains selected gene names. It must be processed with Preprocessing_RPKUM.ows to obtain other files described above. <text:s/></text:p>
      <text:p text:style-name="P4"/>
      <text:p text:style-name="P4">Regulons_inverse.ows: </text:p>
      <text:p text:style-name="P4"><text:s text:c="3"/>For extraction of regulons of genes with opposite/inverse profiles (e.g. when one goes up the other goes down). Oposite profiles are shown as connections on the graph. Clustering and tSNE can be performed (done on non-inverse profiles) - genes connected on graph will belong to different clusters and will be shown on oposite parts of the tSNE. Genes can be then selected for profile plotting as described in Regulon_extraction.ows.</text:p>
      <text:p text:style-name="P4"><text:s text:c="3"/>Uses files:</text:p>
      <text:p text:style-name="P4">-- *.net (Network file widget input): A network with edges representing opposite profile similarity between two genes (nodes). Consturction of netwroks is described below. </text:p>
      <text:p text:style-name="P4">-- matching file with ...inverse...RPKUM+pattern notation (File widget input): As described for Regulon_extraction.ows file of type RPKUM+pattern. Matches .net file in the prefix.</text:p>
      <text:p text:style-name="P4">-- genes_averaged_orange.tsv (File1 widget input): As described for Regulon_extraction.ows.</text:p>
      <text:p text:style-name="P4"><text:s text:c="3"/>The workflow also contains option to obtain a network with more or less edges and nodes, depending on the node weight (inverse profile similarity) and number of replicates in which this edge was present with specified similarity. For this use Python Script (similarly as described for Regulon_extraction.ows). Sensible range of parameters is specified. This produces a file containing the word 'nodes' (akin to the file from Regulon_extraction.ows) and a .net network file. </text:p>
      <text:p text:style-name="P4"/>
      <text:p text:style-name="P4">Preprocessing_RPKUM.ows: </text:p>
      <text:p text:style-name="P4"><text:s text:c="3"/>Prepares RPKUM data of selected genes (scaling, log transformation) for clustering and tSNE. This is required if python scripts within the other two workflows are used to extract genes with different similarity thersholds - obtaining more or less genes (and connections on the graph). It can be also used to change preprocessing of RPKUM data, affecting clustering and tSNE. Log can be used or not, and a scaling option (mean=0 + sd=1 or min-max e.g. 0 to 1) must be used. At the end a file of type RPKUM+pattern can be saved.</text:p>
      <text:p text:style-name="P4"><text:s text:c="3"/>Uses files:</text:p>
      <text:p text:style-name="P4">-- gene_patterns_orange.tsv (File1 widget input): Characteristics of gene expression patterns in AX4, as described above for this part of kNN2_threshold0.95_RPKUM+pattern_m0s1log_Orange.tab file.</text:p>
      <text:p text:style-name="P4">-- File produced by Python Script in Regulon_extraction.ows (e.g. knn2_threshold0.95_m0s1log_Orange.tsv) or in Regulons_inverse.ows (name contains word 'nodes') (File widget input): Names of genes for which expression data and expression patterns data will be extracted. </text:p>
      <text:p text:style-name="P4"><text:soft-page-break/>-- mergedGenes_RPKUM.tsv (File2 widget input): RPKUM expression data for all samples.</text:p>
      <text:p text:style-name="P4"/>
      <text:p text:style-name="P4">File prefix notation for regulons data files: </text:p>
      <text:p text:style-name="P4">- kNN: N of neighbours that was initially calculated for each gene</text:p>
      <text:p text:style-name="P4">- threshold (also 'T'): only gene pairs (neighbours/edges) with similarity equal or greater than threshold were retained</text:p>
      <text:p text:style-name="P4">- minPresentReplicates (also 'min') (when calculations were done for each replicate separately): edges above specified similarity threshold were present in at least that many replicates</text:p>
      <text:p text:style-name="P4">- m0s1/minmax/log: preprocessing used for expression profile similarity calculation; In the currently provided files same preprocessing was used both in the retrieval of the closest neighbours and to make files (of type RPKUM+pattern) that Orange uses for clustering and tSNE.</text:p>
      <text:p text:style-name="P4">- inverse: gene pairs with most similar <text:span text:style-name="T18">opposite</text:span>/inverse profiles were sought</text:p>
      <text:h text:style-name="P33" text:outline-level="2">Groups of genes with similarity above a threshold <text:note text:id="ftn2" text:note-class="footnote"><text:note-citation>2</text:note-citation><text:note-body><text:p text:style-name="P3"><text:s/>Workflow was performed on the old data (expression data with mitochondrial genes) <text:span text:style-name="T34">and the new data.</text:span></text:p></text:note-body></text:note></text:h>
      <text:p text:style-name="P11">Selection of regulons with t-SNE and/or Louvain clustering resulted in large gene groups that often had low similarity between some of the members. This was especially evident in certain strains. Thus gene groups were created such that for every gene pair within the group the profile similarity was above <text:span text:style-name="T20">a</text:span> certain threshold. </text:p>
      <text:p text:style-name="P12"><text:span text:style-name="T21">Gene neighbours were calculated with cosine similarities based on vector of all <text:s/>measurements, log2 transformed and scaled to mean 0 and std 1. G</text:span>enes that have multiple close <text:span text:style-name="T18">neighbours</text:span> (e. <office:annotation office:name="__Annotation__2_1418750864"><dc:creator>Unknown Author</dc:creator><dc:date>2020-01-29T13:34:33.557981449</dc:date><text:p text:style-name="P36"><text:span text:style-name="T38">Parameter selection in https://github.com/biolab/baylor-dicty/blob/master/networks/hub_genes_params.ipynb</text:span></text:p></office:annotation>g. 5 with similarity at le<office:annotation-end office:name="__Annotation__2_1418750864"/>ast 0.96) were selected as ‘hub genes’. <text:span text:style-name="T21"><text:s/>For these genes the closest neighbours were obtained (e. g. 100 neighbours). Only the neighbours with high enough similarity to the hub were retained (e. g. again at least 0.96). Neighbourhoods were created from hub genes and their neighbours. Neighbourhoods that were replicated or contained within other neighbourhoods were removed, preserving a single copy of each neghourhood. These neighbourhoods were then merged. The merging was done based on the order of hierarchical clustering. The clustering was performed with distances between neighbourhoods based on proportion of genes from the smaller neighbourhood contained within the larger neighbourhood. This distance was selected to remove neighbourhoods that heavily overlap with other neighbourhoods. Neighbourhoods were merged if the similarity between any two genes within the merged group did not fall below the minimal similarity within any of the original neighbourhoods (not just </text:span><text:soft-page-break/><text:span text:style-name="T21">the two that were to be merged). This protocol is implemented in http://localhost:8888/notebooks/networks/hub_genes_neighbourhoods.ipynb.</text:span></text:p>
      <text:p text:style-name="P27">However, most of the <text:span text:style-name="T18">neighbourhoods</text:span> were largely overlapping or similar to the <text:span text:style-name="T18">neighbouring</text:span> neighbo<text:span text:style-name="T18">u</text:span>rhoods. <text:s/>Furthermore, despite using high similarity threshold the gene groups that were co-expressed only in a subset of strains were present <text:span text:style-name="T20">among</text:span> neighbo<text:span text:style-name="T18">u</text:span>rhoods. </text:p>
      <text:p text:style-name="P28">Workflow</text:p>
      <text:p text:style-name="P15">Gene_groups_min_similarity.ows. <text:span text:style-name="T30">The files relevant for this workflow are ...neighbourhood_genes.tsv and ...neighbourhoods.tsv. The file description denotes the similarity threshold (sim) and the number of neighbours a hub gene needed to have at that threshold (minkN). These are in the docker folder <text:s/>shared_data/regulons/clusters/merge_similarity.</text:span></text:p>
      <text:h text:style-name="P33" text:outline-level="2">Clustering of selected genes from individual strains <text:note text:id="ftn3" text:note-class="footnote"><text:note-citation>3</text:note-citation><text:note-body><text:p text:style-name="P2"><text:s/><text:span text:style-name="T3">Workflow was performed on the old data (expression data with mitochondrial genes). </text:span></text:p></text:note-body></text:note></text:h>
      <text:p text:style-name="P8">This workflow extracted regulons within individual strains to find regulons present in all strains. For each strain potential regulon genes were selected. <text:span text:style-name="T21">Data of each strain consisted of all its measurement from all its replicates, log2 transformed and scaled to mean 0 and std1.</text:span> This used a naive approach where for each strain N <text:s/>genes (e.g . 1000 or 500) with highest average <text:span text:style-name="T21">cosine </text:span>similarity to the closest 5 neighbo<text:span text:style-name="T18">u</text:span>rs (actually 6 as the closest neighbo<text:span text:style-name="T18">u</text:span>r is itself) were selected. This does not account for different number of tightly co-regulated genes between strains and could be adjusted in the future. Genes of individual strains were clustered with tight clustering algorithm. This clustering algorithm clusters genes in tight groups. If it can not assign a gene into a tight group it leaves it <text:span text:style-name="T20">un</text:span>clustered. <text:span text:style-name="T4">It requires as a parameter the number of groups to create, which is hard to determine in advance. Thus a somewhat higher number of groups was specified than expected, based on t-SNEs examined in previous workflows. The obtained groups were then merged if the new group still had minimal similarity between any two genes above a threshold. </text:span><text:s/><text:span text:style-name="T4">Merging order was determined with hierarchical clustering. The distances used for hierarchical clustering were based on average distance of all gene pairs between the two groups. E. g. for groups [A,B], [C,D] the distance was avg([AC, AD, BC, BD]), where XY is a distance between two genes (= 1 – cosine similarity). The merging was performed only if the minimal similarity between any two genes in the newly selected group was equal or greater than minimal similarity within any of the groups created by tight clustering for that strain. </text:span></text:p>
      <text:p text:style-name="P7">Workflow</text:p>
      <text:p text:style-name="P25">Based on this data Orange workflow named Strain_clusters.ows was created. <text:span text:style-name="T31">The files it uses are in shared_data/regulons/clusters/by_strain. In the file name selectedGenesN represents the number of genes selected in each strain. The sharedCount files are for the heatmap of how often genes were in the same cluster – the ones with notation ‘filterN’ do not contain genes that did not have neighbours located in the same cluster in at least N strains. </text:span></text:p>
      <text:p text:style-name="P25"><text:soft-page-break/>It allows comparison of tight gene groups across strains (under Gene group membership by strain and in t-SNE). However, as initially a <text:s/>threshold of 1000 genes per strain was used some genes that are co-expressed were filtered out. This could be changed to further improve the visualisations. </text:p>
      <text:p text:style-name="P9">The t-SNE includes all genes that were present in any of the strain clusters (data pre-processing is the same as before). It currently shows gene groups of individual strains.<office:annotation office:name="__Annotation__168_1414319495"><dc:creator>Unknown Author</dc:creator><dc:date>2020-01-29T16:34:26.795264534</dc:date><text:p text:style-name="P37"><text:span text:style-name="T38">TODO</text:span></text:p></office:annotation> It might also<office:annotation-end office:name="__Annotation__168_1414319495"/> be interesting to <text:span text:style-name="T5">colour genes based on similarity of closest neighbour/closest N neighbours. This could potentially indicate which genes are important in individual strain’s metabolism. </text:span></text:p>
      <text:p text:style-name="P10">The workflow also contains a heatmap that shows in how many strains <text:span text:style-name="T6">two </text:span>genes were placed into the same cluster. <text:span text:style-name="T6">This could help to find regulons present in all strains. To speed up the visualisation the data for this heatmap was filtered to remove any genes for which there were no co-expressed genes that would be placed in the same cluster in many strains (e.g. at least 5). However, the count shown in the heatmap is affected by the arbitrary threshold of 1000 or 500 selected genes by strain and clustering. Thus there was no pair of genes that would be present in the same group across all strains. This reduces the informativeness of the heatmap for the selection of genes that are co-expressed in all strains. </text:span></text:p>
      <text:h text:style-name="P33" text:outline-level="2">Co<text:span text:style-name="T2">unt of strains where a gene pair is co-expressed</text:span></text:h>
      <text:p text:style-name="P13"><text:span text:style-name="T7">The workflow</text:span><text:span text:style-name="T9"> Clustering of selected genes from individual strains</text:span><text:span text:style-name="T7"> was limited by selection of only N genes in each strain and clustering, for which it is hard to chose parameters or customise it (e. g. used distance, exact cluster tightness in individual clusters, …). This workflow thus extracts all pairs of co-expressed genes in individual strains and counts in how many strains two genes had high cosine similarity. </text:span></text:p>
      <text:p text:style-name="P14">The below described steps were done for each strain separately. For each gene 300 closest neighbo<text:span text:style-name="T18">u</text:span>rs based on cosine similarity of log2 <text:span text:style-name="T15">tra</text:span><text:span text:style-name="T16">nsformed and </text:span><text:span text:style-name="T15"><text:s/></text:span><text:span text:style-name="T16">mean 0 and std 1 scaled data </text:span>were obtained. <text:span text:style-name="T17">From these neighbours only those that had similarity at strain specific threshold or higher were retained (see </text:span><text:span text:style-name="T10">By strain similarity threshold</text:span><text:span text:style-name="T17">). The genes and their neighbours were thus transformed into gene pairs. A heatmap with the same genes on both axes was created by counting the strains in which the gene pair was co-expressed. For the visualisation purposes this was further filtered to remove any genes that had no neighbours co-expressed in at least N strains (e. g. 18) and are thus not members of any regulons. </text:span></text:p>
      <text:p text:style-name="P17">Workflow</text:p>
      <text:p text:style-name="P16">Regulons_by_strain.ows. <text:span text:style-name="T32">The data is in shared_data/regulons/by_strain/kN300_mean0std1_log/mergedGenes… The file with ‘filterN’ in the name contains only the genes that have at least one co-expressed neighbour in at least N strains. </text:span></text:p>
      <text:p text:style-name="P13"/>
      <text:h text:style-name="P31" text:outline-level="1">Selection of potential regulon genes</text:h>
      <text:h text:style-name="P33" text:outline-level="2">Selection of genes for comparison of potential regulon genes obtained in strain and on vector of all <text:span text:style-name="T14">measurements</text:span> ('all') </text:h>
      <text:p text:style-name="P1">Before, we selected genes to use in Orange clustering/t-SNE if they had at least one close <text:span text:style-name="T18">neighbour</text:span> (with cosine similarity being equal or greater than a threshold). The cosine <text:span text:style-name="T14">similarity</text:span> is calculated between two vectors. I have used all measurements for individual genes (452 measurements for all strains/replicates/times) as a single vector (e.g. concatenating all measurements together). However, while looking at expression profiles in Orange, I have noticed that some genes we selected seem to be more correlated in certain strains, but not the all of them. Thus I wanted to perform the gene selection and subsequent clustering on individual strains/replicates and then <text:span text:style-name="T14">latter</text:span> find patterns conserved between strains/replicates. However, we decided on the last meeting not to go in this direction - e.g. to rather analyse data as before, on <text:s/>the whole concatenated <text:span text:style-name="T14">measurement</text:span> vector.</text:p>
      <text:p text:style-name="P1"/>
      <text:p text:style-name="P1">As the start of above mentioned 'per strain/replicate analysis' I first needed to select candidate regulon genes for each strain/replicate. The replicates/strains have different numbers of measurements (time points) which affects cosine similarity. Thus a single threshold could not be used for all replicates/strains. <text:span text:style-name="T19">Additionally</text:span>, having a minimal regulon threshold size above <text:span text:style-name="T19">initial</text:span> two genes could eliminate noise (e.g. random correlation between two genes). Due to the above two notions I used a different approach for identification of potential regulon genes: I calculated 6 closest neighbours for each gene (which is actually 5 neighbours as first neighbour is always itself and has max similarity 1). I then ordered genes by average similarity to their 6 closest neighbours. I selected 1000 genes with highest average similarity to present potential regulon genes. I did this on data of individual strains (e.g. concatenating all time points of its replicates into a single vector) or on replicates (concatenating all time points of the replicate). The group termed 'all' is the vector of all measurements (strains/replicates/times), as described above. <text:s/>I compared the genes selected on 'all' and genes previously used in Regulons_extraction workflow in Orange and they seem to correspond well. - So the slightly modified gene selection method seems to be able to identify regulon genes. </text:p>
      <text:p text:style-name="P1"/>
      <text:p text:style-name="P1">Then I compared selected genes between all pairs of <text:span text:style-name="T19">groups</text:span> (e.g. within strains+all or replicates+all). For heatmaps I used number of shared genes between 2 groups and for hierarchical clustering I used Jaccard distance as the measure (number of shared/not shared genes between two groups). As all groups have the same number of genes the two measures should be in fact equivalent. The heatmap Compare_... shows the pairwise comparisons and heatmap CompareWithAll_... shows comparison of individual strain/replicate gene groups against 'all'. - Same as in the Compare_... heatmap row/column for 'all' but easier to look at if we want to see how the <text:s/>'all' vector (which we were using in Orange and similar to what we will be using in the regulon grouping discussed on Tuesday) matches the selected genes in other groups. Additionally, I sought genes that would be present in all groups (excluding 'all' <text:soft-page-break/>group). When genes were selected separately for each of 49 replicates I could not find a single gene that would be present in all the groups. When I did this in each of the 20 <text:s/>strains I found only a couple of genes present in all of them (less than 5). It is evident that genes selected on 'all' are closest to AX4, probably as we had more AX4 replicates than replicates of other individual strains. Furthermore, <text:span text:style-name="T19">replicates</text:span> clustering could show if any of the replicates of a strain do not occur where we would expect them. However, a <text:span text:style-name="T19">better</text:span> method to look at this would be a PC1 vs time or another dimension reduction method. <text:span text:style-name="T33">The results for individual strains are in </text:span><text:a xlink:type="simple" xlink:href="https://github.com/biolab/baylor-dicty/blob/master/networks/selected_genes.ipynb" text:style-name="Internet_20_link" text:visited-style-name="Visited_20_Internet_20_Link"><text:span text:style-name="T33">https://github.com/biolab/baylor-dicty/blob/master/networks/selected_genes.ipynb</text:span></text:a><text:span text:style-name="T33"> under </text:span><text:span text:style-name="T13">Comparison of selected genes in strains and all</text:span><text:span text:style-name="T33">. The results of replicates are on docker in shared_data/images/regulons/selected_genes. </text:span></text:p>
      <text:h text:style-name="P33" text:outline-level="2">Selection of genes for comparison between strains</text:h>
      <text:p text:style-name="P20"><text:span text:style-name="T22">It was hypothesised that genes that are involved in metabolism of a strain will have some co-expressed genes, due to being part of metabolic processes. </text:span>Selection of top N genes with close neighbours (e. g. as in <text:span text:style-name="T8">Selection of genes for comparison of potential regulon genes obtained in strain and on vector of all measurements ('all')</text:span> ) does not take into the account if N is indeed the number of genes with close neighbours. Thus an attempt was made to select all genes that have close neighbours based on strain specific similarity threshold <text:span text:style-name="T23">(see </text:span><text:span text:style-name="T11">By strain similarity threshold</text:span><text:span text:style-name="T23">)</text:span>. </text:p>
      <text:p text:style-name="P21">The below was performed for each strain separately. Gene data consisted of all measurements for individual strain, log2 transformed and scaled to mean 0 and std1. For each gene 6 closet neighbours were calculated (one being itself). Genes that had 5 neighbours (excluding itself) above strain specific similarity threshold <text:span text:style-name="T34">(based on N measurements in strain) </text:span>were retained. </text:p>
      <text:p text:style-name="P21">The similarit<text:span text:style-name="T25">ies</text:span> of gene groups across strains were compared with hierarchical clustering. The distance was based on p value of hypergeometric test <text:span text:style-name="T24">and not Jaccar index. Namely, as different numbers of genes were selected across strains the Jaccard index would be biased towards strains that all have a lot of selected genes. This would happen due to the population of genes being finite, meaning that if many genes (or almost all genes) are selected in two strains they will necessarily be more similar. The hypergeometric test can be used to compute the significance of overlap of two sets from the same population (brief explanation in </text:span><text:a xlink:type="simple" xlink:href="https://www.gungorbudak.com/blog/2016/05/25/computing-significance-of-overlap/" text:style-name="Internet_20_link" text:visited-style-name="Visited_20_Internet_20_Link"><text:span text:style-name="T24">https://www.gungorbudak.com/blog/2016/05/25/computing-significance-of-overlap/</text:span></text:a><text:span text:style-name="T24"> ). The clustering is in </text:span><text:a xlink:type="simple" xlink:href="https://github.com/biolab/baylor-dicty/blob/master/networks/selected_genes.ipynb" text:style-name="Internet_20_link" text:visited-style-name="Visited_20_Internet_20_Link"><text:span text:style-name="T24">https://github.com/biolab/baylor-dicty/blob/master/networks/selected_genes.ipynb</text:span></text:a><text:span text:style-name="T24"> under </text:span><text:span text:style-name="T12">Selected genes based on similarity</text:span><text:span text:style-name="T24">. </text:span></text:p>
      <text:p text:style-name="P23">Workflow</text:p>
      <text:p text:style-name="P22">The workflow Selected_genes_strain.ows is currently in development. The idea was to Select genes by requiring that they were selected in some groups of <text:soft-page-break/>strains but not others. (E. g. never selected in ag- and selected in almost all strains from other groups.) </text:p>
      <text:h text:style-name="P33" text:outline-level="2">Selection of genes DE in time</text:h>
      <text:h text:style-name="P29" text:outline-level="1">Parameter selection</text:h>
      <text:h text:style-name="P34" text:outline-level="2">Pre-processing</text:h>
      <text:h text:style-name="P32" text:outline-level="3">For similarity calculations</text:h>
      <text:h text:style-name="P32" text:outline-level="3">For visualisations</text:h>
      <text:p text:style-name="P18">In contrast to other protocols the data for expression profile visualisation in Orange is based on expression data averaged across replicates for individual strain (in Line Plot and Heatmap, not in t-SNE or for clustering). <text:span text:style-name="T27">The data is in genes_averaged_orange.tsv and <text:s/>genes_averaged_orange_AX4groups.tsv (the latter has besides strains also averages for 3 AX4 groups). </text:span></text:p>
      <text:p text:style-name="P18">Data was initially scaled for each strain separately (e. g. after strain selection <text:span text:style-name="T35">in Orange</text:span>). However, the use of [0,1] or mean 0 and std 1 scaling <text:s/>removes the information about expression strength and can result in consistently expressed genes seem<text:span text:style-name="T35">ing</text:span> to be more variable through time than they really are. The data was first scaled based on max expression in AX4: <text:span text:style-name="T26">Git =(Git-max(Giwt))/max(Giwt) , where Gi is a gene, Git is a measurement for that gene, and max(Giwt) is maximal expression of Gi in AX4 or 1 if max(Giwt) is 0. Subtraction of mean results in Gi being below zero when Gi&lt;max(Giwt), so that Orange heatmap can be centred at 0. Saved in genes_averaged_orange_maxScaledToAX4.tsv. Instead of this a logFC could be used Git=log(Git/max(Giwt)). <text:s/></text:span>However, this does not produce good results <text:span text:style-name="T26">when gene is <text:s/>not expressed in AX4 and in the first case also when the gene is more highly expressed in another strain. </text:span></text:p>
      <text:p text:style-name="P19">Therefore instead of max(Giwt) the percentile99th(Gi) was used <text:span text:style-name="T36">for scaling</text:span>. Max was not used so that high outliers do not make all other values indistinguishable. The values above 0 can then be clipped (a bit above 0) so that heatmap scale is not shifted due to outliers. <text:span text:style-name="T36">Saved in genes_averaged_orange_scale99percentile.tsv. </text:span></text:p>
      <text:h text:style-name="P34" text:outline-level="2">Similarity threshold </text:h>
      <text:h text:style-name="P35" text:outline-level="4">Whole vector similarity threshold</text:h>
      <text:h text:style-name="P35" text:outline-level="4">By strain similarity <text:span text:style-name="T17">threshold</text:span></text:h>
      <text:p text:style-name="P24">The number of measurements in expression profile affects the noisiness of the data – comparison of profiles with more measurements results in lower similarities. Thus it was desired to find a similarity threshold with biological meaning. This would enable comparison of results across strains that have different number of measurements. </text:p>
      <text:p text:style-name="P24"><text:soft-page-break/>In each strain the closest neighbour for each gene, which is not itself, was calculated. <text:span text:style-name="T37">Data was log2 transformed and mean 0 and std1 scaled. </text:span>This produced list of <text:span text:style-name="T37">cosine </text:span>similarities to the closest neighbours in each strain. This distribution was plotted in <text:a xlink:type="simple" xlink:href="https://github.com/biolab/baylor-dicty/blob/master/networks/Npoints_similarity_thresholds.ipynb" text:style-name="Internet_20_link" text:visited-style-name="Visited_20_Internet_20_Link">https://github.com/biolab/baylor-dicty/blob/master/networks/Npoints_similarity_thresholds.ipynb</text:a> . <text:span text:style-name="T29">It was hypothesized that the bulk of genes that have high similarities to their closet neighbour</text:span> <text:span text:style-name="T29">represent genes potentially involved in metabolism. Namely, it was assumed that if gene is part of a metabolic process it is more likely to have close neighbours. Thus a threshold just above the knee of distribution could be used to estimate biologically meaningful similarity threshol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englis" svg:font-family="engli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2:40:50.103707978</meta:creation-date>
    <dc:date>2020-01-31T13:31:28.301811519</dc:date>
    <meta:editing-duration>PT6H6M24S</meta:editing-duration>
    <meta:editing-cycles>38</meta:editing-cycles>
    <meta:generator>LibreOffice/6.0.7.3$Linux_X86_64 LibreOffice_project/00m0$Build-3</meta:generator>
    <meta:document-statistic meta:table-count="0" meta:image-count="0" meta:object-count="0" meta:page-count="10" meta:paragraph-count="82" meta:word-count="3956" meta:character-count="25845" meta:non-whitespace-character-count="21886"/>
  </office:meta>
</office:document-meta>
</file>